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Liberation Serif" fo:font-size="15pt" fo:font-weight="normal" officeooo:rsid="00133887" officeooo:paragraph-rsid="00133887" style:font-size-asian="15pt" style:font-weight-asian="normal" style:font-size-complex="15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eri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erif" fo:font-size="14pt" fo:font-weight="normal" officeooo:rsid="00133887" officeooo:paragraph-rsid="00133887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erif" fo:font-size="14pt" fo:font-weight="normal" officeooo:rsid="00139ce7" officeooo:paragraph-rsid="00139ce7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erif" fo:font-size="14pt" fo:font-weight="bold" officeooo:rsid="00133887" officeooo:paragraph-rsid="00133887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4pt" style:font-name-asian="Nimbus Mono L" style:font-size-asian="14pt" style:font-name-complex="Liberation Mono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4pt" officeooo:rsid="00139ce7" officeooo:paragraph-rsid="00139ce7" style:font-name-asian="Nimbus Mono L" style:font-size-asian="14pt" style:font-name-complex="Liberation Mono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4pt" officeooo:rsid="00157c28" officeooo:paragraph-rsid="00157c28" style:font-name-asian="Nimbus Mono L" style:font-size-asian="14pt" style:font-name-complex="Liberation Mono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4pt" officeooo:rsid="00139ce7" officeooo:paragraph-rsid="00139ce7" fo:background-color="transparent" style:font-name-asian="Nimbus Mono L" style:font-size-asian="14pt" style:font-name-complex="Liberation Mono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officeooo:rsid="00157c28" officeooo:paragraph-rsid="00157c28" style:font-name-asian="Nimbus Mono L" style:font-size-asian="8.75pt" style:font-name-complex="Liberation Mono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officeooo:rsid="00139ce7" officeooo:paragraph-rsid="00139ce7" fo:background-color="transparent" style:font-name-asian="Nimbus Mono L" style:font-size-asian="8.75pt" style:font-name-complex="Liberation Mono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" fo:font-size="10pt" officeooo:rsid="00157c28" officeooo:paragraph-rsid="00157c28" fo:background-color="transparent" style:font-name-asian="Nimbus Mono L" style:font-size-asian="8.75pt" style:font-name-complex="Liberation Mono" style:font-size-complex="10pt"/>
    </style:style>
    <style:style style:name="T1" style:family="text">
      <style:text-properties officeooo:rsid="00157c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</text:p>
      <text:p text:style-name="P1"/>
      <text:p text:style-name="P2"/>
      <text:p text:style-name="P4">Name: Harikrishnan.C.S</text:p>
      <text:p text:style-name="P4"/>
      <text:p text:style-name="P4">Age: 22</text:p>
      <text:p text:style-name="P4"/>
      <text:p text:style-name="P4">E-mail: <text:a xlink:type="simple" xlink:href="mailto:harikrishnancs13@gmail.com" text:style-name="Internet_20_link" text:visited-style-name="Visited_20_Internet_20_Link">harikrishnancs13@gmail.com</text:a></text:p>
      <text:p text:style-name="P4"/>
      <text:p text:style-name="P5">Address:Cherattupady House </text:p>
      <text:p text:style-name="P5"><text:s text:c="14"/>Chembakassery Junction</text:p>
      <text:p text:style-name="P5"><text:s text:c="14"/>Asan Lane Aluva</text:p>
      <text:p text:style-name="P4"/>
      <text:p text:style-name="P6">Educatio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2017-20</text:p>
          </table:table-cell>
          <table:table-cell table:style-name="Table1.B1" office:value-type="string">
            <text:p text:style-name="P8">BCA</text:p>
            <text:p text:style-name="P13">Bharat Mata College Aluva</text:p>
          </table:table-cell>
        </table:table-row>
        <table:table-row>
          <table:table-cell table:style-name="Table1.A2" office:value-type="string">
            <text:p text:style-name="P10">2015-2017</text:p>
          </table:table-cell>
          <table:table-cell table:style-name="Table1.B2" office:value-type="string">
            <text:p text:style-name="P10">Higher Seconadry Education</text:p>
            <text:p text:style-name="P12">Vidyadhiraja Vidyabhavan Aluva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2004-2015</text:p>
          </table:table-cell>
          <table:table-cell table:style-name="Table2.B1" office:value-type="string">
            <text:p text:style-name="P9">High School Education</text:p>
            <text:p text:style-name="P11">St John School Aluv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5T17:26:52.746766770</dc:date>
    <meta:editing-duration>PT4M19S</meta:editing-duration>
    <meta:editing-cycles>1</meta:editing-cycles>
    <meta:document-statistic meta:table-count="2" meta:image-count="0" meta:object-count="0" meta:page-count="1" meta:paragraph-count="17" meta:word-count="36" meta:character-count="319" meta:non-whitespace-character-count="271"/>
    <meta:generator>LibreOffice/5.1.6.2$Linux_X86_64 LibreOffice_project/10m0$Build-2</meta:generator>
  </office:meta>
</office:document-meta>
</file>